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0da5" officeooo:paragraph-rsid="00036bde"/>
    </style:style>
    <style:style style:name="P2" style:family="paragraph" style:parent-style-name="Text_20_body">
      <style:text-properties officeooo:rsid="00036bde" officeooo:paragraph-rsid="00036bde"/>
    </style:style>
    <style:style style:name="P3" style:family="paragraph" style:parent-style-name="Text_20_body">
      <style:text-properties officeooo:paragraph-rsid="00036bde"/>
    </style:style>
    <style:style style:name="P4" style:family="paragraph" style:parent-style-name="Subtitle">
      <style:text-properties officeooo:rsid="00036bde" officeooo:paragraph-rsid="00036bde"/>
    </style:style>
    <style:style style:name="P5" style:family="paragraph" style:parent-style-name="Footer">
      <style:paragraph-properties fo:text-align="end" style:justify-single-word="false"/>
      <style:text-properties officeooo:rsid="000fa516" officeooo:paragraph-rsid="00036bde"/>
    </style:style>
    <style:style style:name="T1" style:family="text">
      <style:text-properties officeooo:rsid="00030da5"/>
    </style:style>
    <style:style style:name="T2" style:family="text">
      <style:text-properties officeooo:rsid="00036bde"/>
    </style:style>
    <style:style style:name="T3" style:family="text">
      <style:text-properties officeooo:rsid="00042d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<text:span text:style-name="T1">Design Justification</text:span></text:p>
      <text:p text:style-name="P3"/>
      <text:p text:style-name="P1">As seen in the previous page, some tables (Route <text:span text:style-name="T2">and</text:span> Week Day) are not on the 3rd Normal form, this happens because we have created a artificial PK to make the database easier <text:span text:style-name="T2">to use and create. If we don't use a artificial PK, we would need to store more than one PK on the tables that make reference to Route and Week Day.</text:span></text:p>
      <text:p text:style-name="P2">In the same way, Passenger and Ccinfo use a artifical PK because we think that using the passport and the ccnumber as PK is not safe.</text:p>
      <text:p text:style-name="P2">To finish with, we could create a table for the contact information on Booking but we decided to keep it this way to <text:span text:style-name="T3">keep it simple and easi to u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fa516" officeooo:paragraph-rsid="00036bd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Oier Saizar and Juan Ramón del Cañ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ier Saizar</meta:initial-creator>
    <meta:creation-date>2016-12-08T17:04:37.529420539</meta:creation-date>
    <dc:date>2016-12-08T17:42:37.462083875</dc:date>
    <dc:creator>Oier Saizar</dc:creator>
    <meta:editing-duration>PT22S</meta:editing-duration>
    <meta:editing-cycles>1</meta:editing-cycles>
    <meta:document-statistic meta:table-count="0" meta:image-count="0" meta:object-count="0" meta:page-count="1" meta:paragraph-count="5" meta:word-count="129" meta:character-count="661" meta:non-whitespace-character-count="536"/>
    <meta:generator>LibreOffice/4.3.3.2$Linux_X86_64 LibreOffice_project/430m0$Build-2</meta:generator>
  </office:meta>
</office:document-meta>
</file>